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8717in"/>
    </style:style>
    <style:style style:name="co6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Iterationsplan </text:p>
          </table:table-cell>
          <table:table-cell table:number-columns-repeated="5"/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table:number-columns-repeated="3"/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dsrapport</text:p>
          </table:table-cell>
          <table:table-cell table:number-columns-repeated="5"/>
          <table:table-cell office:value-type="string" calcext:value-type="string">
            <text:p>v1</text:p>
          </table:table-cell>
          <table:table-cell table:number-columns-repeated="4"/>
          <table:table-cell office:value-type="string" calcext:value-type="string">
            <text:p>v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1-Skriva vision</text:p>
          </table:table-cell>
          <table:table-cell office:value-type="string" calcext:value-type="string">
            <text:p>Visionsarbete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Ej påbörj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2-Läsa post mortems</text:p>
          </table:table-cell>
          <table:table-cell/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an för iteration 1</text:p>
          </table:table-cell>
          <table:table-cell/>
          <table:table-cell office:value-type="string" calcext:value-type="string">
            <text:p>Påböjra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Efterforska tekniker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8"/>
          <table:table-cell office:value-type="string" calcext:value-type="string">
            <text:p>Dokumentation</text:p>
          </table:table-cell>
          <table:table-cell office:value-type="string" calcext:value-type="string">
            <text:p>Ej påbörj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5"/>
          <table:table-cell office:value-type="string" calcext:value-type="string">
            <text:p>Summa</text:p>
          </table:table-cell>
          <table:table-cell table:formula="of:=SUM([.K4:.K7])" office:value-type="float" office:value="6" calcext:value-type="float">
            <text:p/>
          </table:table-cell>
          <table:table-cell table:number-columns-repeated="2"/>
          <table:table-cell office:value-type="string" calcext:value-type="string">
            <text:p>Summa</text:p>
          </table:table-cell>
          <table:table-cell table:formula="of:=SUM([.O4:.O10])" office:value-type="float" office:value="28" calcext:value-type="float">
            <text:p/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Tid sedan föregående itera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K12]" office:value-type="float" office:value="6" calcext:value-type="float">
            <text:p/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Tid totalt i projektet</text:p>
          </table:table-cell>
          <table:table-cell table:formula="of:=SUM([.K12:.K13])" office:value-type="float" office:value="6" calcext:value-type="float">
            <text:p/>
          </table:table-cell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O12]+[.O13]" office:value-type="float" office:value="34" calcext:value-type="float">
            <text:p/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Mål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1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12"/>
        </table:table-row>
        <table:table-row table:style-name="ro2" table:number-rows-repeated="2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12:41:14.9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56S</meta:editing-duration>
    <meta:editing-cycles>6</meta:editing-cycles>
    <meta:generator>LibreOffice/4.2.0.4$Windows_x86 LibreOffice_project/05dceb5d363845f2cf968344d7adab8dcfb2ba71</meta:generator>
    <dc:date>2014-04-08T13:51:58.018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